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fo:font-weight="bold" officeooo:rsid="000bd71d" officeooo:paragraph-rsid="000bd71d"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6pt" fo:font-weight="bold" officeooo:rsid="000d2b9c" officeooo:paragraph-rsid="000d2b9c" style:font-size-asian="16pt" style:font-weight-asian="bold" style:font-size-complex="16pt" style:font-weight-complex="bold"/>
    </style:style>
    <style:style style:name="P3" style:family="paragraph" style:parent-style-name="Standard">
      <style:paragraph-properties fo:text-align="start" style:justify-single-word="false"/>
      <style:text-properties officeooo:paragraph-rsid="000d2b9c"/>
    </style:style>
    <style:style style:name="P4" style:family="paragraph" style:parent-style-name="Standard">
      <style:paragraph-properties fo:text-align="start" style:justify-single-word="false"/>
      <style:text-properties officeooo:paragraph-rsid="00141fba"/>
    </style:style>
    <style:style style:name="P5" style:family="paragraph" style:parent-style-name="Standard">
      <style:paragraph-properties fo:text-align="start" style:justify-single-word="false"/>
      <style:text-properties officeooo:paragraph-rsid="00141fba"/>
    </style:style>
    <style:style style:name="T1" style:family="text">
      <style:text-properties fo:font-size="22pt" fo:font-weight="bold" officeooo:rsid="000bd71d" style:font-size-asian="22pt" style:font-weight-asian="bold" style:font-size-complex="22pt" style:font-weight-complex="bold"/>
    </style:style>
    <style:style style:name="T2" style:family="text">
      <style:text-properties fo:font-size="16pt" fo:font-weight="bold" officeooo:rsid="000bd71d" style:font-size-asian="16pt" style:font-weight-asian="bold" style:font-size-complex="16pt" style:font-weight-complex="bold"/>
    </style:style>
    <style:style style:name="T3" style:family="text">
      <style:text-properties fo:font-size="16pt" fo:font-weight="bold" officeooo:rsid="0010f0ba" style:font-size-asian="16pt" style:font-weight-asian="bold" style:font-size-complex="16pt" style:font-weight-complex="bold"/>
    </style:style>
    <style:style style:name="T4" style:family="text">
      <style:text-properties fo:font-size="16pt" fo:font-weight="bold" officeooo:rsid="000d2b9c" style:font-size-asian="16pt" style:font-weight-asian="bold" style:font-size-complex="16pt" style:font-weight-complex="bold"/>
    </style:style>
    <style:style style:name="T5" style:family="text">
      <style:text-properties fo:font-size="16pt" fo:font-weight="bold" officeooo:rsid="0012b810" style:font-size-asian="16pt" style:font-weight-asian="bold" style:font-size-complex="16pt" style:font-weight-complex="bold"/>
    </style:style>
    <style:style style:name="T6" style:family="text">
      <style:text-properties fo:font-size="16pt" fo:font-weight="bold" officeooo:rsid="00141fba" style:font-size-asian="16pt" style:font-weight-asian="bold" style:font-size-complex="16pt" style:font-weight-complex="bold"/>
    </style:style>
    <style:style style:name="T7" style:family="text">
      <style:text-properties fo:font-size="16pt" fo:font-weight="bold" officeooo:rsid="0014f32a" style:font-size-asian="16pt" style:font-weight-asian="bold" style:font-size-complex="16pt" style:font-weight-complex="bold"/>
    </style:style>
    <style:style style:name="T8" style:family="text">
      <style:text-properties style:text-position="super 58%" fo:font-size="16pt" fo:font-weight="bold" officeooo:rsid="000d2b9c" style:font-size-asian="16pt" style:font-weight-asian="bold" style:font-size-complex="16pt" style:font-weight-complex="bold"/>
    </style:style>
    <style:style style:name="T9" style:family="text">
      <style:text-properties fo:font-size="18pt" fo:font-weight="bold" officeooo:rsid="000bd71d" style:font-size-asian="15.75pt" style:font-weight-asian="bold" style:font-size-complex="18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1">Sport In Vein</text:span><text:span text:style-name="T9"><text:line-break/></text:span></text:p>
      <text:p text:style-name="P4"><text:span text:style-name="T9"><text:line-break/></text:span><text:span text:style-name="T2">Here in </text:span><text:span text:style-name="T3">the</text:span><text:span text:style-name="T2"> website we focus on getting people in shape by posting videos of how to do it, plus the customer (User) can book an appointment and we will appoint one for them, our trainers is one of the best elites in Jordan. <text:line-break/><text:line-break/>Mission: is to spread the sport culture more and more, the future plan </text:span><text:span text:style-name="T7">is to </text:span><text:span text:style-name="T2">send trainers to a different places in Jordan and create a small gym outside in the street, </text:span><text:span text:style-name="T6">besides the gym already have</text:span><text:span text:style-name="T2">.<text:line-break/><text:line-break/>Vision: is to see people stop eating junk food that effect their health.<text:line-break/><text:line-break/><text:line-break/>What </text:span><text:span text:style-name="T3">SIV</text:span><text:span text:style-name="T2"> Brand stand</text:span><text:span text:style-name="T3">s</text:span><text:span text:style-name="T2"> for?<text:line-break/><text:line-break/>Just like the how blood in veins flowing in the way continually into the heart so should Sport.<text:line-break/><text:line-break/></text:span><text:span text:style-name="T4">Is this project SMART?<text:line-break/><text:line-break/>Specific: I chose this project because my love to sport in all its aspects.</text:span></text:p>
      <text:p text:style-name="P2"><text:line-break/>Measurable: well I hope it reaches a very decent percentage like 20% as for starter.</text:p>
      <text:p text:style-name="P2"><text:line-break/>Achievable: Yes, I believe that I have the personality and the skills plus the resources to reach the goal. </text:p>
      <text:p text:style-name="P3"><text:span text:style-name="T4"><text:line-break/>Realistic: Does it match </text:span><text:span text:style-name="T5">the</text:span><text:span text:style-name="T4"> organization all goals? Yes.<text:line-break/><text:line-break/>Timely: It will be delivered in 29</text:span><text:span text:style-name="T8">th</text:span><text:span text:style-name="T4"> April 2021.<text:line-break/><text:line-break/>In the end I want this project to be globally not just in Jordan or the middle east.</text:span></text:p>
      <text:p text:style-name="P1"/>
      <text:p text:style-name="P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4-14T07:41:59.165000000</meta:creation-date>
    <dc:date>2021-04-19T04:12:29.044000000</dc:date>
    <meta:editing-duration>PT16M48S</meta:editing-duration>
    <meta:editing-cycles>8</meta:editing-cycles>
    <meta:generator>LibreOffice/7.0.0.3$Windows_X86_64 LibreOffice_project/8061b3e9204bef6b321a21033174034a5e2ea88e</meta:generator>
    <meta:document-statistic meta:table-count="0" meta:image-count="0" meta:object-count="0" meta:page-count="2" meta:paragraph-count="5" meta:word-count="208" meta:character-count="1128" meta:non-whitespace-character-count="909"/>
  </office:meta>
</office:document-meta>
</file>